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/>
    </style:style>
    <style:style style:name="ce39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7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7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9272" table:formula="of:=SUM([.G3:.G184])" table:style-name="ce8">
            <text:p>49272</text:p>
          </table:table-cell>
          <table:table-cell office:value-type="float" office:value="13" table:formula="of:=QUOTIENT([.K6];3600)" table:style-name="ce8">
            <text:p>13</text:p>
          </table:table-cell>
          <table:table-cell office:value-type="float" office:value="41" table:formula="of:=QUOTIENT(([.K6]-[.L6]*3600); 60)" table:style-name="ce8">
            <text:p>41</text:p>
          </table:table-cell>
          <table:table-cell office:value-type="float" office:value="12" table:formula="of:=[.K6]-[.L6]*3600-[.M6]*60" table:style-name="ce8">
            <text:p>12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38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38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38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9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6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foxxp</meta:initial-creator>
    <dc:creator>foxxp</dc:creator>
    <meta:creation-date>2015-06-05T18:19:34Z</meta:creation-date>
    <dc:date>2022-01-02T09:28:15Z</dc:date>
  </office:meta>
</office:document-meta>
</file>